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gr2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3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4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5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6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7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9cm" fo:min-width="0cm" fo:padding-top="-0.025cm" fo:padding-bottom="-0.025cm" fo:padding-left="0.225cm" fo:padding-right="0.225cm"/>
    </style:style>
    <style:style style:name="gr8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1.123cm" fo:min-width="2.016cm" fo:padding-top="0.137cm" fo:padding-bottom="0.137cm" fo:padding-left="0.262cm" fo:padding-right="0.262cm" draw:shadow-opacity="0%"/>
    </style:style>
    <style:style style:name="gr9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4.298cm" fo:min-width="2.016cm" fo:padding-top="0.137cm" fo:padding-bottom="0.137cm" fo:padding-left="0.262cm" fo:padding-right="0.262cm" draw:shadow-opacity="0%"/>
    </style:style>
    <style:style style:name="gr10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2.393cm" fo:min-width="2.016cm" fo:padding-top="0.137cm" fo:padding-bottom="0.137cm" fo:padding-left="0.262cm" fo:padding-right="0.262cm" draw:shadow-opacity="0%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width="0cm" draw:marker-start-width="0.203cm" draw:marker-end-width="0.203cm" draw:fill="none" draw:textarea-horizontal-align="justify" draw:textarea-vertical-align="middle" draw:auto-grow-height="false" fo:min-height="2.59cm" fo:min-width="1.582cm" fo:padding-top="-0.025cm" fo:padding-bottom="-0.025cm" fo:padding-left="0.225cm" fo:padding-right="0.225cm"/>
    </style:style>
    <style:style style:name="gr13" style:family="graphic" style:parent-style-name="objectwithoutfill">
      <style:graphic-properties svg:stroke-width="0cm" draw:marker-start-width="0.203cm" draw:marker-end-width="0.203cm" draw:fill="none" draw:textarea-vertical-align="middle" fo:padding-top="-0.025cm" fo:padding-bottom="-0.025cm" fo:padding-left="0.225cm" fo:padding-right="0.225cm"/>
    </style:style>
    <style:style style:name="gr14" style:family="graphic" style:parent-style-name="standard">
      <style:graphic-properties draw:stroke="none" draw:stroke-dash="Ultrafine_20_Dashe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15" style:family="graphic" style:parent-style-name="objectwithoutfill">
      <style:graphic-properties draw:stroke="dash" draw:stroke-dash="Ultrafine_20_Dashed" svg:stroke-width="0cm" svg:stroke-color="#b2b2b2" draw:marker-start-width="0.203cm" draw:marker-end-width="0.203cm" draw:fill="none" draw:textarea-vertical-align="middle" fo:padding-top="-0.025cm" fo:padding-bottom="-0.025cm" fo:padding-left="0.225cm" fo:padding-right="0.225cm"/>
    </style:style>
    <style:style style:name="gr16" style:family="graphic" style:parent-style-name="standard">
      <style:graphic-properties draw:stroke="none" svg:stroke-color="#000000" draw:fill="solid" draw:fill-color="#ffffff" fo:padding-top="0.051cm" fo:padding-bottom="0.051cm" fo:padding-left="0.051cm" fo:padding-right="0.051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666666" draw:opacity="100%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solid" draw:fill-color="#729fcf" draw:opacity="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8pt" style:font-size-asian="8pt" style:font-size-complex="8pt"/>
    </style:style>
    <style:style style:name="P9" style:family="paragraph">
      <loext:graphic-properties draw:fill="solid" draw:fill-color="#ffffff"/>
      <style:text-properties fo:color="#ffffff"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4cm" svg:height="0.635cm" svg:x="2.143cm" svg:y="4.175cm">
          <draw:text-box>
            <text:p><text:span text:style-name="T1">Input</text:span></text:p>
          </draw:text-box>
        </draw:frame>
        <draw:frame draw:style-name="gr1" draw:text-style-name="P1" draw:layer="layout" svg:width="2.54cm" svg:height="0.635cm" svg:x="13.192cm" svg:y="5.318cm">
          <draw:text-box>
            <text:p><text:span text:style-name="T1">Output</text:span></text:p>
          </draw:text-box>
        </draw:frame>
        <draw:frame draw:style-name="gr2" draw:text-style-name="P2" draw:layer="layout" svg:width="2.159cm" svg:height="0.509cm" svg:x="13.446cm" svg:y="6.079cm">
          <draw:text-box>
            <text:p><text:span text:style-name="T2">output</text:span></text:p>
          </draw:text-box>
        </draw:frame>
        <draw:custom-shape draw:style-name="gr3" draw:text-style-name="P3" xml:id="id6" draw:id="id6" draw:layer="layout" svg:width="0.254cm" svg:height="0.508cm" svg:x="13.192cm" svg:y="6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159cm" svg:height="0.509cm" svg:x="6.334cm" svg:y="3.031cm">
          <draw:text-box>
            <text:p><text:span text:style-name="T2">relation</text:span></text:p>
          </draw:text-box>
        </draw:frame>
        <draw:custom-shape draw:style-name="gr3" draw:text-style-name="P3" xml:id="id2" draw:id="id2" draw:layer="layout" svg:width="0.254cm" svg:height="0.508cm" svg:x="6.08cm" svg:y="3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.286cm" svg:height="0.509cm" svg:x="6.334cm" svg:y="4.302cm">
          <draw:text-box>
            <text:p><text:span text:style-name="T2">=</text:span></text:p>
          </draw:text-box>
        </draw:frame>
        <draw:custom-shape draw:style-name="gr5" draw:text-style-name="P4" draw:layer="layout" svg:width="0.203cm" svg:height="0.203cm" draw:transform="rotate (-3.14159265358979) translate (8.535cm 4.66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3" draw:id="id3" draw:layer="layout" svg:width="0.254cm" svg:height="0.635cm" svg:x="8.366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.286cm" svg:height="0.508cm" svg:x="6.334cm" svg:y="3.667cm">
          <draw:text-box>
            <text:p><text:span text:style-name="T2">sname</text:span></text:p>
          </draw:text-box>
        </draw:frame>
        <draw:custom-shape draw:style-name="gr5" draw:text-style-name="P4" draw:layer="layout" svg:width="0.203cm" svg:height="0.203cm" draw:transform="rotate (-3.14159265358979) translate (8.535cm 4.0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xml:id="id10" draw:id="id10" draw:layer="layout" svg:width="0.254cm" svg:height="0.509cm" svg:x="6.08cm" svg:y="4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54cm" svg:height="0.635cm" svg:x="6.08cm" svg:y="2.27cm">
          <draw:text-box>
            <text:p><text:span text:style-name="T1">Constraint</text:span></text:p>
          </draw:text-box>
        </draw:frame>
        <draw:frame draw:style-name="gr2" draw:text-style-name="P2" draw:layer="layout" svg:width="2.286cm" svg:height="0.509cm" svg:x="2.143cm" svg:y="4.937cm">
          <draw:text-box>
            <text:p text:style-name="P5"><text:span text:style-name="T2">r1 [relation]</text:span></text:p>
          </draw:text-box>
        </draw:frame>
        <draw:custom-shape draw:style-name="gr3" draw:text-style-name="P3" xml:id="id9" draw:id="id9" draw:layer="layout" svg:width="0.254cm" svg:height="0.508cm" svg:x="4.429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159cm" svg:height="0.509cm" svg:x="6.334cm" svg:y="4.936cm">
          <draw:text-box>
            <text:p><text:span text:style-name="T2">relation</text:span></text:p>
          </draw:text-box>
        </draw:frame>
        <draw:frame draw:style-name="gr2" draw:text-style-name="P2" draw:layer="layout" svg:width="2.159cm" svg:height="0.509cm" svg:x="6.334cm" svg:y="5.571cm">
          <draw:text-box>
            <text:p><text:span text:style-name="T2">column</text:span></text:p>
          </draw:text-box>
        </draw:frame>
        <draw:custom-shape draw:style-name="gr3" draw:text-style-name="P3" xml:id="id12" draw:id="id12" draw:layer="layout" svg:width="0.254cm" svg:height="0.508cm" svg:x="6.08cm" svg:y="5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254cm" svg:height="0.508cm" svg:x="6.08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4cm" svg:height="1.397cm" svg:x="13.192cm" svg:y="5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254cm" svg:height="0.508cm" svg:x="6.08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286cm" svg:height="0.509cm" svg:x="2.143cm" svg:y="6.207cm">
          <draw:text-box>
            <text:p text:style-name="P5"><text:span text:style-name="T2">+</text:span></text:p>
          </draw:text-box>
        </draw:frame>
        <draw:custom-shape draw:style-name="gr3" draw:text-style-name="P3" draw:layer="layout" svg:width="0.254cm" svg:height="0.508cm" svg:x="4.429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.286cm" svg:height="0.508cm" svg:x="6.334cm" svg:y="6.207cm">
          <draw:text-box>
            <text:p><text:span text:style-name="T2">inner</text:span></text:p>
          </draw:text-box>
        </draw:frame>
        <draw:custom-shape draw:style-name="gr5" draw:text-style-name="P4" draw:layer="layout" svg:width="0.203cm" svg:height="0.203cm" draw:transform="rotate (-3.14159265358979) translate (8.535cm 6.5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254cm" svg:height="0.508cm" svg:x="6.08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2.54cm" svg:height="4.572cm" svg:x="6.08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2.54cm" svg:height="2.667cm" svg:x="2.143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.286cm" svg:height="0.509cm" svg:x="2.397cm" svg:y="3.159cm">
          <draw:text-box>
            <text:p><text:span text:style-name="T2">Sailors</text:span></text:p>
          </draw:text-box>
        </draw:frame>
        <draw:custom-shape draw:style-name="gr5" draw:text-style-name="P4" draw:layer="layout" svg:width="0.203cm" svg:height="0.203cm" draw:transform="rotate (-3.14159265358979) translate (4.598cm 3.5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1" draw:id="id1" draw:layer="layout" svg:width="0.254cm" svg:height="0.635cm" svg:x="4.429cm" svg:y="2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54cm" svg:height="0.635cm" svg:x="2.143cm" svg:y="2.397cm">
          <draw:text-box>
            <text:p><text:span text:style-name="T1">Table</text:span></text:p>
          </draw:text-box>
        </draw:frame>
        <draw:custom-shape draw:style-name="gr8" draw:text-style-name="P6" draw:layer="layout" svg:width="2.54cm" svg:height="1.397cm" svg:x="2.143cm" svg:y="2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draw:type="curve" svg:x1="4.683cm" svg:y1="2.714cm" svg:x2="6.08cm" svg:y2="3.285cm" draw:start-shape="id1" draw:start-glue-point="1" draw:end-shape="id2" draw:end-glue-point="3" svg:d="M4683 2714c1048 0 350 571 1397 571" svg:viewBox="0 0 1398 572">
          <text:p/>
        </draw:connector>
        <draw:frame draw:style-name="gr2" draw:text-style-name="P2" draw:layer="layout" svg:width="2.159cm" svg:height="0.509cm" svg:x="9.89cm" svg:y="4.047cm">
          <draw:text-box>
            <text:p><text:span text:style-name="T2">relation</text:span></text:p>
          </draw:text-box>
        </draw:frame>
        <draw:custom-shape draw:style-name="gr3" draw:text-style-name="P3" xml:id="id4" draw:id="id4" draw:layer="layout" svg:width="0.254cm" svg:height="0.508cm" svg:x="9.636cm" svg:y="4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xml:id="id7" draw:id="id7" draw:layer="layout" svg:width="2.286cm" svg:height="0.508cm" svg:x="9.89cm" svg:y="4.683cm">
          <draw:text-box>
            <text:p><text:span text:style-name="T2"/></text:p>
          </draw:text-box>
          <draw:glue-point draw:id="4" svg:x="5.004cm" svg:y="-4.99cm"/>
          <draw:glue-point draw:id="5" svg:x="5.004cm" svg:y="5.029cm"/>
        </draw:frame>
        <draw:custom-shape draw:style-name="gr5" draw:text-style-name="P4" draw:layer="layout" svg:width="0.203cm" svg:height="0.203cm" draw:transform="rotate (-3.14159265358979) translate (12.091cm 5.04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0.254cm" svg:height="0.635cm" svg:x="11.922cm" svg:y="3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xml:id="id5" draw:id="id5" draw:layer="layout" svg:width="2.54cm" svg:height="0.635cm" svg:x="9.636cm" svg:y="3.286cm">
          <draw:text-box>
            <text:p><text:span text:style-name="T1">Rename</text:span></text:p>
          </draw:text-box>
        </draw:frame>
        <draw:custom-shape draw:style-name="gr3" draw:text-style-name="P3" draw:layer="layout" svg:width="0.254cm" svg:height="0.508cm" svg:x="9.636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.286cm" svg:height="0.508cm" svg:x="9.89cm" svg:y="5.318cm">
          <draw:text-box>
            <text:p><text:span text:style-name="T2">alias</text:span></text:p>
          </draw:text-box>
        </draw:frame>
        <draw:custom-shape draw:style-name="gr3" draw:text-style-name="P3" draw:layer="layout" svg:width="0.254cm" svg:height="0.508cm" svg:x="9.636cm" svg:y="5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2.54cm" svg:height="2.667cm" svg:x="9.636cm" svg:y="3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draw:type="curve" svg:x1="8.62cm" svg:y1="2.587cm" svg:x2="9.636cm" svg:y2="4.301cm" draw:start-shape="id3" draw:start-glue-point="1" draw:end-shape="id4" draw:end-glue-point="3" svg:d="M8620 2587c762 0 254 1714 1016 1714" svg:viewBox="0 0 1017 1715">
          <text:p/>
        </draw:connector>
        <draw:connector draw:style-name="gr11" draw:text-style-name="P7" draw:layer="layout" draw:type="curve" svg:x1="12.176cm" svg:y1="3.603cm" svg:x2="13.192cm" svg:y2="6.333cm" draw:start-shape="id5" draw:start-glue-point="1" draw:end-shape="id6" draw:end-glue-point="3" svg:d="M12176 3603c771 0 263 2730 1016 2730" svg:viewBox="0 0 1017 2731">
          <text:p/>
        </draw:connector>
        <draw:custom-shape draw:style-name="gr12" draw:text-style-name="P7" xml:id="id8" draw:id="id8" draw:layer="layout" svg:width="2.032cm" svg:height="2.54cm" svg:x="13.446cm" svg:y="2.143cm">
          <draw:glue-point draw:id="4" svg:x="-5.004cm" svg:y="-4.998cm"/>
          <draw:glue-point draw:id="5" svg:x="-5cm" svg:y="5.001cm"/>
          <draw:glue-point draw:id="6" svg:x="-5cm" svg:y="-3cm"/>
          <draw:glue-point draw:id="7" svg:x="5cm" svg:y="-3cm"/>
          <draw:glue-point draw:id="8" svg:x="5cm" svg:y="-1cm"/>
          <draw:glue-point draw:id="9" svg:x="-5cm" svg:y="-1cm"/>
          <draw:glue-point draw:id="10" svg:x="-5cm" svg:y="1cm"/>
          <draw:glue-point draw:id="11" svg:x="5cm" svg:y="1cm"/>
          <draw:glue-point draw:id="12" svg:x="5cm" svg:y="3cm"/>
          <draw:glue-point draw:id="13" svg:x="-5.004cm" svg:y="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draw:type="line" svg:x1="12.176cm" svg:y1="4.684cm" svg:x2="13.446cm" svg:y2="2.144cm" draw:start-shape="id7" draw:start-glue-point="4" draw:end-shape="id8" draw:end-glue-point="4" svg:d="M12176 4684l1270-2540" svg:viewBox="0 0 1271 2541">
          <text:p/>
        </draw:connector>
        <draw:connector draw:style-name="gr13" draw:text-style-name="P7" draw:layer="layout" draw:type="line" svg:x1="12.176cm" svg:y1="5.191cm" svg:x2="13.446cm" svg:y2="4.683cm" draw:start-shape="id7" draw:start-glue-point="5" draw:end-shape="id8" draw:end-glue-point="5" svg:d="M12176 5191l1270-508" svg:viewBox="0 0 1271 509">
          <text:p/>
        </draw:connector>
        <draw:frame draw:style-name="gr14" draw:text-style-name="P2" draw:layer="layout" svg:width="1.397cm" svg:height="0.509cm" svg:x="13.446cm" svg:y="2.143cm">
          <draw:text-box>
            <text:p><text:span text:style-name="T2">sid</text:span></text:p>
          </draw:text-box>
        </draw:frame>
        <draw:frame draw:style-name="gr2" draw:text-style-name="P2" draw:layer="layout" svg:width="1.397cm" svg:height="0.508cm" svg:x="13.446cm" svg:y="2.651cm">
          <draw:text-box>
            <text:p><text:span text:style-name="T2">sname</text:span></text:p>
          </draw:text-box>
        </draw:frame>
        <draw:frame draw:style-name="gr2" draw:text-style-name="P2" draw:layer="layout" svg:width="1.524cm" svg:height="0.509cm" svg:x="13.446cm" svg:y="3.666cm">
          <draw:text-box>
            <text:p><text:span text:style-name="T2">rating</text:span></text:p>
          </draw:text-box>
        </draw:frame>
        <draw:frame draw:style-name="gr2" draw:text-style-name="P2" draw:layer="layout" svg:width="1.143cm" svg:height="0.509cm" svg:x="13.446cm" svg:y="3.158cm">
          <draw:text-box>
            <text:p><text:span text:style-name="T2">age</text:span></text:p>
          </draw:text-box>
        </draw:frame>
        <draw:frame draw:style-name="gr2" draw:text-style-name="P2" draw:layer="layout" svg:width="1.778cm" svg:height="0.509cm" svg:x="13.446cm" svg:y="4.174cm">
          <draw:text-box>
            <text:p><text:span text:style-name="T2">deferred</text:span></text:p>
          </draw:text-box>
        </draw:frame>
        <draw:connector draw:style-name="gr15" draw:text-style-name="P7" draw:layer="layout" draw:type="line" svg:x1="13.446cm" svg:y1="2.651cm" svg:x2="15.478cm" svg:y2="2.651cm" draw:start-shape="id8" draw:start-glue-point="6" draw:end-shape="id8" draw:end-glue-point="7" svg:d="M13446 2651h2032" svg:viewBox="0 0 2033 1">
          <text:p/>
        </draw:connector>
        <draw:connector draw:style-name="gr15" draw:text-style-name="P7" draw:layer="layout" draw:type="line" svg:x1="13.446cm" svg:y1="3.159cm" svg:x2="15.478cm" svg:y2="3.159cm" draw:start-shape="id8" draw:start-glue-point="9" draw:end-shape="id8" draw:end-glue-point="8" svg:d="M13446 3159h2032" svg:viewBox="0 0 2033 1">
          <text:p/>
        </draw:connector>
        <draw:connector draw:style-name="gr15" draw:text-style-name="P7" draw:layer="layout" draw:type="line" svg:x1="13.446cm" svg:y1="3.667cm" svg:x2="15.478cm" svg:y2="3.667cm" draw:start-shape="id8" draw:start-glue-point="10" draw:end-shape="id8" draw:end-glue-point="11" svg:d="M13446 3667h2032" svg:viewBox="0 0 2033 1">
          <text:p/>
        </draw:connector>
        <draw:connector draw:style-name="gr15" draw:text-style-name="P7" draw:layer="layout" draw:type="line" svg:x1="13.446cm" svg:y1="4.175cm" svg:x2="15.478cm" svg:y2="4.175cm" draw:start-shape="id8" draw:start-glue-point="13" svg:d="M13446 4175h2032" svg:viewBox="0 0 2033 1">
          <text:p/>
        </draw:connector>
        <draw:frame draw:style-name="gr16" draw:text-style-name="P9" draw:layer="layout" svg:width="1.03cm" svg:height="0.381cm" svg:x="14.362cm" svg:y="1.941cm">
          <draw:text-box>
            <text:p text:style-name="P8"><text:span text:style-name="T3">options</text:span></text:p>
          </draw:text-box>
        </draw:frame>
        <draw:frame draw:style-name="gr2" draw:text-style-name="P2" draw:layer="layout" svg:width="2.286cm" svg:height="0.509cm" svg:x="2.143cm" svg:y="5.571cm">
          <draw:text-box>
            <text:p text:style-name="P5"><text:span text:style-name="T2">c1 [column]</text:span></text:p>
          </draw:text-box>
        </draw:frame>
        <draw:custom-shape draw:style-name="gr3" draw:text-style-name="P3" xml:id="id11" draw:id="id11" draw:layer="layout" svg:width="0.254cm" svg:height="0.508cm" svg:x="4.429cm" svg:y="5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draw:type="curve" svg:x1="4.683cm" svg:y1="5.191cm" svg:x2="6.08cm" svg:y2="5.19cm" draw:start-shape="id9" draw:start-glue-point="1" draw:end-shape="id10" draw:end-glue-point="3" svg:d="M4683 5191c1048 0 350-1 1397-1" svg:viewBox="0 0 1398 2">
          <text:p/>
        </draw:connector>
        <draw:connector draw:style-name="gr11" draw:text-style-name="P7" draw:layer="layout" draw:type="curve" svg:x1="4.683cm" svg:y1="5.825cm" svg:x2="6.08cm" svg:y2="5.825cm" draw:start-shape="id11" draw:start-glue-point="1" draw:end-shape="id12" draw:end-glue-point="3" svg:d="M4683 5825h1397" svg:viewBox="0 0 1398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17T05:25:40.970275356</dc:date>
    <meta:editing-duration>PT2H21M2S</meta:editing-duration>
    <meta:editing-cycles>39</meta:editing-cycles>
    <meta:generator>LibreOffice/4.4.1.2$Linux_X86_64 LibreOffice_project/40m0$Build-2</meta:generator>
    <meta:document-statistic meta:object-count="63"/>
  </office:meta>
</office:document-meta>
</file>